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ExceptionConfig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Defaul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setDelegateActionPath( String delegateAction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setDelegateModulePath( String delegate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isPathContextRela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LocalPathsRelativeT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isHandler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egatingExceptionConfi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getDelegateModuleConfig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setInheritLocalPaths( boolean inheritLocal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ExceptionConfig.is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